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000000249C3DAB62519704B13.png" manifest:media-type="image/png"/>
  <manifest:file-entry manifest:full-path="Pictures/10000000000002AC000000ECEB1AED097B2D9ADA.png" manifest:media-type="image/png"/>
  <manifest:file-entry manifest:full-path="Pictures/100000000000044B000000B17DC4B87982D714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9126" officeooo:paragraph-rsid="000b91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6</text:p>
      <text:p text:style-name="P1"><draw:frame draw:style-name="fr1" draw:name="Figura1" text:anchor-type="paragraph" svg:width="17cm" svg:height="8.879cm" draw:z-index="0"><draw:image xlink:href="Pictures/100000000000046000000249C3DAB62519704B13.png" xlink:type="simple" xlink:show="embed" xlink:actuate="onLoad"/></draw:frame></text:p>
      <text:p text:style-name="P1"><draw:frame draw:style-name="fr1" draw:name="Figura2" text:anchor-type="paragraph" svg:width="17cm" svg:height="5.865cm" draw:z-index="1"><draw:image xlink:href="Pictures/10000000000002AC000000ECEB1AED097B2D9ADA.png" xlink:type="simple" xlink:show="embed" xlink:actuate="onLoad"/></draw:frame></text:p>
      <text:p text:style-name="P1"><draw:frame draw:style-name="fr1" draw:name="Figura3" text:anchor-type="paragraph" svg:width="17cm" svg:height="2.738cm" draw:z-index="2"><draw:image xlink:href="Pictures/100000000000044B000000B17DC4B87982D7144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20:05.032000000</meta:creation-date>
    <dc:date>2018-04-06T10:46:47.037000000</dc:date>
    <meta:editing-duration>PT16M30S</meta:editing-duration>
    <meta:editing-cycles>5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2" meta:non-whitespace-character-count="2"/>
  </office:meta>
</office:document-meta>
</file>